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_5f_Num"/>
    <style:style style:name="P2" style:family="paragraph" style:parent-style-name="Standard" style:list-style-name="L_5f_Roman"/>
    <style:style style:name="P3" style:family="paragraph" style:parent-style-name="Standard" style:list-style-name="L_5f_Num">
      <style:paragraph-properties fo:break-before="page"/>
    </style:style>
    <style:style style:name="T1" style:family="text">
      <style:text-properties fo:language="de" fo:country="DE"/>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fo:background-color="#f2f9fb" style:editable="false">
        <style:columns fo:column-count="1" fo:column-gap="0in"/>
        <style:background-imag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2" text:name="ESCRIBA_BLOCK_E0T800_7587_1_000001_hist@000000">
        <text:list xml:id="list4461609756701901604" text:style-name="L_5f_Num">
          <text:list-item>
            <text:p text:style-name="P3">First paragraph formatted with list style L_Num level 1</text:p>
          </text:list-item>
          <text:list-item>
            <text:p text:style-name="P1">Second paragraph formatted with list style L_Num level 1</text:p>
            <text:list>
              <text:list-item>
                <text:p text:style-name="P1">Paragraph <text:s/>with list style L_Num, but level 2</text:p>
                <text:p text:style-name="P1">Paragraph with list style L_Num, but numbering suppressed</text:p>
              </text:list-item>
            </text:list>
          </text:list-item>
        </text:list>
      </text:section>
      <text:section text:style-name="Sect1" text:name="generated_-1mg1cop8dshv7_1" text:protected="true">
        <text:list xml:id="list101503101171603" text:continue-numbering="true" text:style-name="L_5f_Num">
          <text:list-item>
            <text:list>
              <text:list-item>
                <text:p text:style-name="P1">Paragraph with list style L_Num, but level 2 Anja Müller</text:p>
              </text:list-item>
            </text:list>
          </text:list-item>
          <text:list-item>
            <text:p text:style-name="P1">Third paragraph formatted with list style L_Num level 1</text:p>
          </text:list-item>
        </text:list>
        <text:list xml:id="list7212077165787583476" text:style-name="L_5f_Roman">
          <text:list-item>
            <text:p text:style-name="P2">First paragraph with a different list style L_Roman level 1</text:p>
          </text:list-item>
        </text:list>
        <text:p text:style-name="Standard">Paragraph without a list style</text:p>
        <text:list xml:id="list101503112167660" text:continue-numbering="true" text:style-name="L_5f_Roman">
          <text:list-item>
            <text:p text:style-name="P2">Second paragraph with list style L_Roman level 1</text:p>
          </text:list-item>
        </text:list>
        <text:list xml:id="list101503112173231" text:continue-list="list101503101171603" text:style-name="L_5f_Num">
          <text:list-item>
            <text:p text:style-name="P1">Forth paragraph formatted with list style L_Num level 1</text:p>
          </text:list-item>
        </text:list>
        <text:list xml:id="list101503113188272" text:continue-list="list101503112167660" text:style-name="L_5f_Roman">
          <text:list-item>
            <text:p text:style-name="P2">Third paragraph with list style L_Roman level 1</text:p>
          </text:list-item>
        </text:list>
        <text:p text:style-name="Standard">Another Paragraph without a list style</text:p>
        <text:list xml:id="list101503115189184" text:continue-list="list101503112173231" text:style-name="L_5f_Num">
          <text:list-item text:start-value="1">
            <text:p text:style-name="P1">Paragraph with list style L_<text:span text:style-name="T1">Num</text:span> level 1, but numbering restarted</text:p>
          </text:list-item>
          <text:list-item>
            <text:p text:style-name="P1">Second paragraph after restart of numbering</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Table_20_Heading" style:display-name="Table Heading" style:family="paragraph" style:parent-style-name="Table_20_Contents" style:class="extra">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List" style:family="paragraph" style:parent-style-name="Text_20_body" style:class="list">
      <style:text-properties style:font-name-complex="Tahoma1" style:font-family-complex="Tahoma"/>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_5f_Roman" style:display-name="L_Roman">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_5f_Num" style:display-name="L_Num">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Sect1" style:family="section">
      <style:section-properties fo:background-color="#ffffff" style:editable="false">
        <style:columns fo:column-count="1" fo:column-gap="0in"/>
        <style:background-image/>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S_20_Seite_20_1_20_ff" style:display-name="S Seite 1 ff" style:page-layout-name="Mpm2">
      <style:header>
        <text:section text:style-name="MSect1" text:name="generated_-14j3n9f756maf_1" text:protected="true">
          <text:p text:style-name="Header"/>
        </text:sectio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10:50:10.209000000</meta:creation-date>
    <meta:generator>LibreOffice/4.3.7.2$Windows_x86 LibreOffice_project/8a35821d8636a03b8bf4e15b48f59794652c68ba</meta:generator>
    <dc:date>2016-08-04T10:15:02.574000000</dc:date>
    <meta:editing-duration>PT2M34S</meta:editing-duration>
    <meta:editing-cycles>16</meta:editing-cycles>
    <meta:document-statistic meta:table-count="0" meta:image-count="0" meta:object-count="0" meta:page-count="1" meta:paragraph-count="14" meta:word-count="126" meta:character-count="744" meta:non-whitespace-character-count="631"/>
    <meta:user-defined meta:name="BlockEditModeOn" meta:value-type="boolean">true</meta:user-defined>
    <meta:user-defined meta:name="ESCRIBA_BLOCK_E0T800_7587_1_000001">8a728282564599cb0156459dd2e10014</meta:user-defined>
    <meta:user-defined meta:name="ESCRIBA_BLOCK_E0T800_7587_1_000001.compose_state">EDITABLE</meta:user-defined>
    <meta:user-defined meta:name="ESCRIBA_BLOCK_E0T800_7587_1_000001.context">dt@8a728282564599cb0156459ddc30001e/te@8a728282564599cb0156459dd530001a</meta:user-defined>
    <meta:user-defined meta:name="ESCRIBA_BLOCK_E0T800_7587_1_000001.current_state" meta:value-type="string">GENERATED</meta:user-defined>
    <meta:user-defined meta:name="ESCRIBA_BLOCK_E0T800_7587_1_000001.id" meta:value-type="string">8a728282564599cb0156459dd530001a</meta:user-defined>
    <meta:user-defined meta:name="ESCRIBA_BLOCK_E0T800_7587_1_000001.name" meta:value-type="string"/>
    <meta:user-defined meta:name="ESCRIBA_BLOCK_E0T800_7587_1_000001.visible_state" meta:value-type="string">GENERATED</meta:user-defined>
    <meta:user-defined meta:name="ESCRIBA_BLOCK_E0T800_7587_1_000001_hist@000000" meta:value-type="string">8a728282564599cb0156459dd2e10014</meta:user-defined>
    <meta:user-defined meta:name="ESCRIBA_BLOCK_E0T800_7587_1_000001_hist@000000.parent" meta:value-type="string">ESCRIBA_BLOCK_E0T800_7587_1_000001</meta:user-defined>
    <meta:user-defined meta:name="ESCRIBA_BLOCK_E0T800_7587_1_000001_hist@000000.view_document" meta:value-type="string">true</meta:user-defined>
    <meta:user-defined meta:name="ESCRIBA_BLOCK_E0T800_7587_1_000001_var@000001" meta:value-type="string">8a728282564599cb0156459dd2e10014</meta:user-defined>
    <meta:user-defined meta:name="ESCRIBA_BLOCK_E0T800_7587_1_000001_var@000001.context" meta:value-type="string">8a728282564599cb0156459dd188000f</meta:user-defined>
    <meta:user-defined meta:name="ESCRIBA_BLOCK_E0T800_7587_1_000001_var@000001.name" meta:value-type="string">T1-variant</meta:user-defined>
    <meta:user-defined meta:name="ESCRIBA_BLOCK_E0T800_7587_1_000001_var@000001.parent" meta:value-type="string">ESCRIBA_BLOCK_E0T800_7587_1_000001</meta:user-defined>
    <meta:user-defined meta:name="ESCRIBA_BLOCK_E0T800_7587_1_000001_var@000001.quality" meta:value-type="string">quality</meta:user-defined>
    <meta:user-defined meta:name="ESCRIBA_BLOCK_E0T800_7587_1_000003.context" meta:value-type="string">dt@8a728282564599cb0156459ddc30001e/te@8a728282564599cb0156459dced90008</meta:user-defined>
    <meta:user-defined meta:name="ESCRIBA_BLOCK_E0T800_7587_1_000003.id" meta:value-type="string">8a728282564599cb0156459dced90008</meta:user-defined>
    <meta:user-defined meta:name="ESCRIBA_BLOCK_E0T800_7587_1_000003.name" meta:value-type="string"/>
    <meta:user-defined meta:name="Info 1" meta:value-type="string"/>
    <meta:user-defined meta:name="Info 2" meta:value-type="string"/>
    <meta:user-defined meta:name="Info 3" meta:value-type="string"/>
    <meta:user-defined meta:name="Info 4" meta:value-type="string"/>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meta:user-defined meta:name="ShowDeletedBlocks" meta:value-type="boolean">false</meta:user-defined>
    <meta:user-defined meta:name="block_edit_enabled" meta:value-type="string">true</meta:user-defined>
  </office:meta>
</office:document-meta>
</file>